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5.85cm" fo:min-width="7.9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5.816cm" fo:min-width="10.06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draw:marker-start-width="0.252cm" draw:marker-end-width="0.252cm" draw:fill-color="#c8e0f2" draw:textarea-horizontal-align="justify" draw:textarea-vertical-align="middle" draw:auto-grow-height="false" fo:min-height="0.75cm" fo:min-width="18.5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standard">
      <style:graphic-properties draw:stroke="none" svg:stroke-color="#000000" draw:fill="none" draw:fill-color="#ffffff" fo:min-height="0.711cm"/>
    </style:style>
    <style:style style:name="gr6" style:family="graphic" style:parent-style-name="objectwithoutfill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objectwithoutfill">
      <style:graphic-properties draw:stroke="dash" draw:stroke-dash="Fine_20_Dashed" svg:stroke-width="0.028cm" svg:stroke-color="#21409a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399cm"/>
    </style:style>
    <style:style style:name="gr10" style:family="graphic" style:parent-style-name="standard">
      <style:graphic-properties draw:stroke="none" svg:stroke-color="#000000" draw:fill="none" draw:fill-color="#ffffff" fo:min-height="0.4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objectwithoutfill">
      <style:graphic-properties draw:stroke="dash" draw:stroke-dash="Fine_20_Dashed" svg:stroke-width="0.018cm" svg:stroke-color="#ed1c24" draw:marker-start-width="0.226cm" draw:marker-end-width="0.226cm" draw:fill="none" draw:textarea-vertical-align="middle" fo:padding-top="0.133cm" fo:padding-bottom="0.133cm" fo:padding-left="0.258cm" fo:padding-right="0.258cm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gr1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0.316cm" fo:min-width="18.46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gr16" style:family="graphic" style:parent-style-name="objectwithoutfill">
      <style:graphic-properties svg:stroke-width="0.018cm" svg:stroke-color="#ed1c24" draw:marker-start="" draw:marker-start-width="0.227cm" draw:marker-end="Symmetric_20_Arrow" draw:marker-end-width="0.227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18cm" svg:stroke-color="#ed1c24" draw:marker-start="Symmetric_20_Arrow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18" style:family="graphic" style:parent-style-name="objectwithoutfill">
      <style:graphic-properties draw:stroke="dash" draw:stroke-dash="Fine_20_Dashed" svg:stroke-width="0.011cm" svg:stroke-color="#ce181e" draw:marker-start-width="0.216cm" draw:marker-end-width="0.216cm" draw:fill="none" draw:textarea-vertical-align="middle" fo:padding-top="0.13cm" fo:padding-bottom="0.13cm" fo:padding-left="0.255cm" fo:padding-right="0.255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957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788cm"/>
    </style:style>
    <style:style style:name="gr21" style:family="graphic" style:parent-style-name="objectwithoutfill">
      <style:graphic-properties svg:stroke-width="0.035cm" svg:stroke-color="#21409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dash" draw:stroke-dash="Fine_20_Dashed" svg:stroke-width="0.028cm" svg:stroke-color="#00a65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4" style:family="graphic" style:parent-style-name="objectwithoutfill">
      <style:graphic-properties draw:stroke="solid" svg:stroke-width="0.018cm" svg:stroke-color="#21409a" draw:marker-start="Symmetric_20_Arrow" draw:marker-start-width="0.227cm" draw:marker-end="Symmetric_20_Arrow" draw:marker-end-width="0.227cm" draw:fill="none" draw:textarea-vertical-align="middle" fo:padding-top="0.134cm" fo:padding-bottom="0.134cm" fo:padding-left="0.259cm" fo:padding-right="0.259cm"/>
    </style:style>
    <style:style style:name="gr25" style:family="graphic" style:parent-style-name="objectwithoutfill">
      <style:graphic-properties draw:stroke="solid" svg:stroke-width="0.018cm" svg:stroke-color="#00a65d" draw:marker-start="Symmetric_20_Arrow" draw:marker-start-width="0.227cm" draw:marker-end="Symmetric_20_Arrow" draw:marker-end-width="0.227cm" draw:fill="none" draw:textarea-vertical-align="middle" fo:padding-top="0.134cm" fo:padding-bottom="0.134cm" fo:padding-left="0.259cm" fo:padding-right="0.259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479cm"/>
    </style:style>
    <style:style style:name="gr27" style:family="graphic" style:parent-style-name="objectwithoutfill">
      <style:graphic-properties svg:stroke-width="0.035cm" svg:stroke-color="#ce181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-color="#c8e0f2"/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12pt" fo:language="en" fo:country="US" style:font-size-asian="14pt" style:font-size-complex="14pt"/>
    </style:style>
    <style:style style:name="P7" style:family="paragraph">
      <loext:graphic-properties draw:fill="none" draw:fill-color="#ffffff"/>
      <style:text-properties fo:font-size="10pt" fo:language="en" fo:country="US" fo:font-style="italic" fo:font-weight="bold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text-properties fo:font-size="10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>
      <loext:graphic-properties draw:fill="none"/>
      <style:paragraph-properties fo:text-align="center"/>
      <style:text-properties fo:font-size="10pt" fo:language="en" fo:country="US" style:font-size-asian="18pt" style:font-size-complex="18pt"/>
    </style:style>
    <style:style style:name="P10" style:family="paragraph">
      <loext:graphic-properties draw:fill="none" draw:fill-color="#ffffff"/>
      <style:text-properties fo:font-size="6pt" fo:language="en" fo:country="US" fo:font-style="italic" style:font-size-asian="8pt" style:font-style-asian="italic" style:font-size-complex="8pt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fo:color="#ce181e" fo:font-size="12pt" fo:language="en" fo:country="US" fo:font-style="italic" fo:font-weight="bold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color="#ce181e" style:text-position="0% 100%" fo:font-size="12pt" fo:language="en" fo:country="US" fo:font-style="italic" fo:font-weight="bold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color="#ce181e" fo:font-size="20pt" fo:language="en" fo:country="US" fo:font-style="italic" fo:font-weight="bold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color="#ce181e" fo:font-size="20pt" fo:language="en" fo:country="US" fo:font-style="italic" fo:font-weight="normal" style:font-size-asian="12pt" style:font-weight-asian="normal" style:font-size-complex="12pt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fo:color="#00a65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21409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ce181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>
      <loext:graphic-properties draw:fill="none"/>
      <style:paragraph-properties fo:text-align="center"/>
      <style:text-properties fo:color="#ce181e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style:font-size-asian="14pt" style:font-size-complex="14pt"/>
    </style:style>
    <style:style style:name="T4" style:family="text">
      <style:text-properties fo:font-size="8pt" fo:language="en" fo:country="US" fo:font-style="italic" fo:font-weight="bold" style:font-size-asian="14pt" style:font-style-asian="italic" style:font-size-complex="14pt" style:font-style-complex="italic"/>
    </style:style>
    <style:style style:name="T5" style:family="text">
      <style:text-properties fo:font-size="8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6pt" fo:language="en" fo:country="US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7" style:family="text">
      <style:text-properties fo:font-size="6pt" fo:language="en" fo:country="US" fo:font-style="italic" style:font-size-asian="8pt" style:font-style-asian="italic" style:font-size-complex="8pt" style:font-style-complex="italic"/>
    </style:style>
    <style:style style:name="T8" style:family="text">
      <style:text-properties fo:color="#ce181e" style:text-position="0% 100%" style:font-name="Liberation Sans1" fo:font-size="12pt" fo:language="en" fo:country="US" fo:font-style="italic" fo:font-weight="bold" style:font-name-asian="Liberation Sans1" style:font-size-asian="12pt" style:font-name-complex="Liberation Sans1" style:font-size-complex="12pt"/>
    </style:style>
    <style:style style:name="T9" style:family="text">
      <style:text-properties fo:color="#ce181e" style:text-position="0% 100%" fo:font-size="12pt" fo:language="en" fo:country="US" fo:font-style="italic" fo:font-weight="bold" style:font-size-asian="12pt" style:font-size-complex="12pt"/>
    </style:style>
    <style:style style:name="T10" style:family="text">
      <style:text-properties fo:color="#ce181e" fo:font-size="20pt" fo:language="en" fo:country="US" fo:font-style="italic" fo:font-weight="bold" style:font-size-asian="12pt" style:font-size-complex="12pt"/>
    </style:style>
    <style:style style:name="T11" style:family="text">
      <style:text-properties fo:color="#ce181e" style:text-position="0% 100%" fo:font-size="20pt" fo:language="en" fo:country="US" fo:font-style="italic" fo:font-weight="normal" style:font-size-asian="12pt" style:font-weight-asian="normal" style:font-size-complex="12pt" style:font-weight-complex="normal"/>
    </style:style>
    <style:style style:name="T12" style:family="text">
      <style:text-properties fo:color="#00a65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a65d" style:text-position="-33% 58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21409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color="#21409a" style:text-position="-33% 58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fo:color="#ce181e" fo:font-size="12pt" fo:language="en" fo:country="US" fo:font-style="italic" fo:font-weight="bold" style:font-size-asian="12pt" style:font-size-complex="12pt"/>
    </style:style>
    <style:style style:name="T17" style:family="text">
      <style:text-properties fo:color="#ce181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color="#ce181e" style:text-position="-33% 58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4cm" svg:height="6.1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cm" svg:height="6.1cm" svg:x="9.4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cm" svg:height="1cm" svg:x="1cm" svg:y="1cm">
          <text:p text:style-name="P2"><text:span text:style-name="T1">Joint control performance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cm" svg:height="0.806cm" svg:x="3.4cm" svg:y="2.194cm">
          <draw:text-box>
            <text:p><text:span text:style-name="T2">Joint:</text:span></text:p>
          </draw:text-box>
        </draw:frame>
        <draw:frame draw:style-name="gr5" draw:text-style-name="P6" draw:layer="layout" svg:width="4cm" svg:height="0.961cm" svg:x="1.2cm" svg:y="3.239cm">
          <draw:text-box>
            <text:p text:style-name="P5"><text:span text:style-name="T3">Current range:</text:span></text:p>
          </draw:text-box>
        </draw:frame>
        <draw:line draw:style-name="gr6" draw:text-style-name="P1" draw:layer="layout" svg:x1="10.823cm" svg:y1="6.4cm" svg:x2="10.823cm" svg:y2="2.243cm">
          <text:p/>
        </draw:line>
        <draw:frame draw:style-name="gr7" draw:text-style-name="P6" draw:layer="layout" svg:width="3.9cm" svg:height="0.9cm" svg:x="1.3cm" svg:y="5.4cm">
          <draw:text-box>
            <text:p text:style-name="P5"><text:span text:style-name="T3">Load direction:</text:span></text:p>
          </draw:text-box>
        </draw:frame>
        <draw:line draw:style-name="gr6" draw:text-style-name="P1" draw:layer="layout" svg:x1="10.823cm" svg:y1="6.402cm" svg:x2="19.561cm" svg:y2="6.402cm">
          <text:p/>
        </draw:line>
        <draw:line draw:style-name="gr8" draw:text-style-name="P1" draw:layer="layout" svg:x1="10.823cm" svg:y1="4.389cm" svg:x2="19.9cm" svg:y2="4.389cm">
          <text:p/>
        </draw:line>
        <draw:frame draw:style-name="gr9" draw:text-style-name="P7" draw:layer="layout" svg:width="1.1cm" svg:height="0.649cm" svg:x="18.75cm" svg:y="6.551cm">
          <draw:text-box>
            <text:p><text:span text:style-name="T4">time</text:span></text:p>
          </draw:text-box>
        </draw:frame>
        <draw:frame draw:style-name="gr10" draw:text-style-name="P8" draw:layer="layout" svg:width="1.993cm" svg:height="0.65cm" svg:x="9.25cm" svg:y="2.1cm">
          <draw:text-box>
            <text:p><text:span text:style-name="T5">position</text:span></text:p>
          </draw:text-box>
        </draw:frame>
        <draw:frame draw:style-name="gr11" draw:text-style-name="P6" draw:layer="layout" svg:width="4.3cm" svg:height="0.8cm" svg:x="0.9cm" svg:y="4.3cm">
          <draw:text-box>
            <text:p text:style-name="P5"><text:span text:style-name="T3">Temperature range:</text:span></text:p>
          </draw:text-box>
        </draw:frame>
        <draw:line draw:style-name="gr12" draw:text-style-name="P1" draw:layer="layout" svg:x1="15.011cm" svg:y1="2.55cm" svg:x2="15.011cm" svg:y2="6.25cm">
          <text:p/>
        </draw:line>
        <draw:line draw:style-name="gr12" draw:text-style-name="P9" draw:layer="layout" svg:x1="14.323cm" svg:y1="3.5cm" svg:x2="14.323cm" svg:y2="6.2cm">
          <text:p/>
        </draw:line>
        <draw:frame draw:style-name="gr13" draw:text-style-name="P10" draw:layer="layout" svg:width="2.3cm" svg:height="0.5cm" svg:x="17.543cm" svg:y="7.4cm">
          <draw:text-box>
            <text:p><text:span text:style-name="T6">Note </text:span><text:span text:style-name="T7">: not to scale</text:span></text:p>
          </draw:text-box>
        </draw:frame>
        <draw:frame draw:style-name="gr7" draw:text-style-name="P6" draw:layer="layout" svg:width="3.9cm" svg:height="0.9cm" svg:x="1.3cm" svg:y="6.5cm">
          <draw:text-box>
            <text:p text:style-name="P5"><text:span text:style-name="T3">Data size :</text:span></text:p>
          </draw:text-box>
        </draw:frame>
        <draw:custom-shape draw:style-name="gr14" draw:text-style-name="P1" draw:layer="layout" svg:width="19cm" svg:height="20.6cm" svg:x="1cm" svg:y="8.1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1.1cm" svg:height="0.962cm" svg:x="13.068cm" svg:y="5.3cm">
          <draw:text-box>
            <text:p text:style-name="P2"><text:span text:style-name="T8">Δφ</text:span></text:p>
          </draw:text-box>
        </draw:frame>
        <draw:frame draw:style-name="gr15" draw:text-style-name="P12" draw:layer="layout" svg:width="1.1cm" svg:height="0.962cm" svg:x="19.1cm" svg:y="4.538cm">
          <draw:text-box>
            <text:p text:style-name="P2"><text:span text:style-name="T9">of</text:span></text:p>
          </draw:text-box>
        </draw:frame>
        <draw:line draw:style-name="gr16" draw:text-style-name="P1" draw:layer="layout" svg:x1="19.653cm" svg:y1="4.8cm" svg:x2="19.653cm" svg:y2="4.4cm">
          <text:p/>
        </draw:line>
        <draw:line draw:style-name="gr17" draw:text-style-name="P1" draw:layer="layout" svg:x1="19.65cm" svg:y1="3.95cm" svg:x2="19.65cm" svg:y2="3.55cm">
          <text:p/>
        </draw:line>
        <draw:line draw:style-name="gr18" draw:text-style-name="P1" draw:layer="layout" svg:x1="19.65cm" svg:y1="3.95cm" svg:x2="19.65cm" svg:y2="4.35cm">
          <text:p/>
        </draw:line>
        <draw:line draw:style-name="gr16" draw:text-style-name="P1" draw:layer="layout" svg:x1="13.9cm" svg:y1="5.85cm" svg:x2="14.3cm" svg:y2="5.85cm">
          <text:p/>
        </draw:line>
        <draw:line draw:style-name="gr17" draw:text-style-name="P1" draw:layer="layout" svg:x1="15cm" svg:y1="5.85cm" svg:x2="15.4cm" svg:y2="5.85cm">
          <text:p/>
        </draw:line>
        <draw:line draw:style-name="gr18" draw:text-style-name="P1" draw:layer="layout" svg:x1="15cm" svg:y1="5.852cm" svg:x2="14.3cm" svg:y2="5.847cm">
          <text:p/>
        </draw:line>
        <draw:frame draw:style-name="gr19" draw:text-style-name="P13" draw:layer="layout" svg:width="1.5cm" svg:height="1.207cm" svg:x="1.1cm" svg:y="21.643cm">
          <draw:text-box>
            <text:p text:style-name="P2"><text:span text:style-name="T10">of</text:span></text:p>
          </draw:text-box>
        </draw:frame>
        <draw:frame draw:style-name="gr20" draw:text-style-name="P14" draw:layer="layout" svg:width="4.65cm" svg:height="1.038cm" draw:transform="rotate (1.5707963267949) translate (9.898cm 26.15cm)">
          <draw:text-box>
            <text:p text:style-name="P2"><text:span text:style-name="T11">Max current</text:span></text:p>
          </draw:text-box>
        </draw:frame>
        <draw:g>
          <draw:path draw:style-name="gr21" draw:text-style-name="P1" draw:layer="layout" svg:width="2.138cm" svg:height="1.69cm" draw:transform="skewX (-0.00017453292519942) rotate (0.376292986729977) translate (10.5389028884535cm 4.31305479543738cm)" svg:viewBox="0 0 2139 1691" svg:d="M0 846c372 147 1194-980 1566-833s108 1495 573 1678">
            <text:p/>
          </draw:path>
          <draw:path draw:style-name="gr21" draw:text-style-name="P1" draw:layer="layout" svg:width="2.138cm" svg:height="1.69cm" draw:transform="skewX (-0.000174532925199485) rotate (0.376292986729977) translate (12.8389028884535cm 4.31305479543738cm)" svg:viewBox="0 0 2139 1691" svg:d="M0 846c372 147 1194-980 1566-833s108 1495 573 1678">
            <text:p/>
          </draw:path>
          <draw:path draw:style-name="gr21" draw:text-style-name="P1" draw:layer="layout" svg:width="2.138cm" svg:height="1.69cm" draw:transform="skewX (-0.00017453292519942) rotate (0.376292986729977) translate (15.1389028884535cm 4.31305479543738cm)" svg:viewBox="0 0 2139 1691" svg:d="M0 846c372 147 1194-980 1566-833s108 1495 573 1678">
            <text:p/>
          </draw:path>
          <draw:path draw:style-name="gr21" draw:text-style-name="P1" draw:layer="layout" svg:width="1.865cm" svg:height="0.884cm" draw:transform="skewX (-0.000174532925199485) rotate (0.376292986729977) translate (17.4389028884535cm 4.31305479543738cm)" svg:viewBox="0 0 1866 885" svg:d="M0 846c372 147 1194-980 1566-833s244 742 300 872">
            <text:p/>
          </draw:path>
        </draw:g>
        <draw:g>
          <draw:path draw:style-name="gr21" draw:text-style-name="P1" draw:layer="layout" svg:width="2.138cm" svg:height="1.69cm" draw:transform="skewX (-0.00017453292519942) rotate (0.376292986729977) translate (10.5389028884535cm 4.31305479543738cm)" svg:viewBox="0 0 2139 1691" svg:d="M0 846c372 147 1194-980 1566-833s108 1495 573 1678">
            <text:p/>
          </draw:path>
          <draw:path draw:style-name="gr21" draw:text-style-name="P1" draw:layer="layout" svg:width="2.138cm" svg:height="1.69cm" draw:transform="skewX (-0.000174532925199485) rotate (0.376292986729977) translate (12.8389028884535cm 4.31305479543738cm)" svg:viewBox="0 0 2139 1691" svg:d="M0 846c372 147 1194-980 1566-833s108 1495 573 1678">
            <text:p/>
          </draw:path>
          <draw:path draw:style-name="gr21" draw:text-style-name="P1" draw:layer="layout" svg:width="2.138cm" svg:height="1.69cm" draw:transform="skewX (-0.00017453292519942) rotate (0.376292986729977) translate (15.1389028884535cm 4.31305479543738cm)" svg:viewBox="0 0 2139 1691" svg:d="M0 846c372 147 1194-980 1566-833s108 1495 573 1678">
            <text:p/>
          </draw:path>
          <draw:path draw:style-name="gr21" draw:text-style-name="P1" draw:layer="layout" svg:width="1.865cm" svg:height="0.884cm" draw:transform="skewX (-0.000174532925199485) rotate (0.376292986729977) translate (17.4389028884535cm 4.31305479543738cm)" svg:viewBox="0 0 1866 885" svg:d="M0 846c372 147 1194-980 1566-833s244 742 300 872">
            <text:p/>
          </draw:path>
        </draw:g>
        <draw:g>
          <draw:path draw:style-name="gr22" draw:text-style-name="P1" draw:layer="layout" svg:width="2.465cm" svg:height="2.717cm" draw:transform="skewX (0.422369678982628) rotate (0.631983722147147) translate (11.2399454259059cm 3.8425587536225cm)" svg:viewBox="0 0 2466 2718" svg:d="M0 1359c429 236 1375-1574 1804-1338 428 237 126 2401 662 2697">
            <text:p/>
          </draw:path>
          <draw:path draw:style-name="gr22" draw:text-style-name="P1" draw:layer="layout" svg:width="2.465cm" svg:height="2.717cm" draw:transform="skewX (0.422369678982628) rotate (0.631983722147147) translate (13.5399454259059cm 3.8425587536225cm)" svg:viewBox="0 0 2466 2718" svg:d="M0 1359c429 236 1375-1574 1804-1338 428 237 126 2401 662 2697">
            <text:p/>
          </draw:path>
          <draw:path draw:style-name="gr22" draw:text-style-name="P1" draw:layer="layout" svg:width="2.465cm" svg:height="2.717cm" draw:transform="skewX (0.422369678982628) rotate (0.631983722147147) translate (15.8399454259059cm 3.8425587536225cm)" svg:viewBox="0 0 2466 2718" svg:d="M0 1359c429 236 1375-1574 1804-1338 428 237 126 2401 662 2697">
            <text:p/>
          </draw:path>
          <draw:path draw:style-name="gr22" draw:text-style-name="P1" draw:layer="layout" svg:width="1.803cm" svg:height="1.381cm" draw:transform="skewX (0.421497014356631) rotate (0.631634656296748) translate (18.139118211546cm 3.84242056364518cm)" svg:viewBox="0 0 1804 1382" svg:d="M0 1360c429 236 1375-1575 1804-1339">
            <text:p/>
          </draw:path>
          <draw:path draw:style-name="gr22" draw:text-style-name="P1" draw:layer="layout" svg:width="0.383cm" svg:height="1.744cm" draw:transform="skewX (0.422369678982628) rotate (0.631983722147147) translate (10.8423548051598cm 3.65559748612457cm)" svg:viewBox="0 0 384 1745" svg:d="M9 0c31 110-161 1449 375 1745">
            <text:p/>
          </draw:path>
        </draw:g>
        <draw:line draw:style-name="gr23" draw:text-style-name="P1" draw:layer="layout" svg:x1="10.823cm" svg:y1="3.989cm" svg:x2="20cm" svg:y2="3.989cm">
          <text:p/>
        </draw:line>
        <draw:line draw:style-name="gr24" draw:text-style-name="P1" draw:layer="layout" svg:x1="12cm" svg:y1="4.4cm" svg:x2="12cm" svg:y2="3.75cm">
          <text:p/>
        </draw:line>
        <draw:line draw:style-name="gr25" draw:text-style-name="P1" draw:layer="layout" svg:x1="12.7cm" svg:y1="4cm" svg:x2="12.7cm" svg:y2="2.8cm">
          <text:p/>
        </draw:line>
        <draw:frame draw:style-name="gr26" draw:text-style-name="P15" draw:layer="layout" svg:width="0.95cm" svg:height="0.729cm" svg:x="12.25cm" svg:y="2.208cm">
          <draw:text-box>
            <text:p text:style-name="P2"><text:span text:style-name="T12">A</text:span><text:span text:style-name="T13">1</text:span></text:p>
          </draw:text-box>
        </draw:frame>
        <draw:frame draw:style-name="gr26" draw:text-style-name="P16" draw:layer="layout" svg:width="0.95cm" svg:height="0.729cm" svg:x="11.55cm" svg:y="3.109cm">
          <draw:text-box>
            <text:p text:style-name="P2"><text:span text:style-name="T14">A</text:span><text:span text:style-name="T15">2</text:span></text:p>
          </draw:text-box>
        </draw:frame>
        <draw:g>
          <draw:frame draw:style-name="gr15" draw:text-style-name="P11" draw:layer="layout" svg:width="1.1cm" svg:height="0.962cm" svg:x="10.8cm" svg:y="6.75cm">
            <draw:text-box>
              <text:p text:style-name="P2"><text:span text:style-name="T16">G=</text:span></text:p>
            </draw:text-box>
          </draw:frame>
          <draw:frame draw:style-name="gr26" draw:text-style-name="P17" draw:layer="layout" svg:width="0.95cm" svg:height="0.729cm" svg:x="11.55cm" svg:y="6.609cm">
            <draw:text-box>
              <text:p text:style-name="P2"><text:span text:style-name="T17">A</text:span><text:span text:style-name="T18">1</text:span></text:p>
            </draw:text-box>
          </draw:frame>
          <draw:frame draw:style-name="gr26" draw:text-style-name="P17" draw:layer="layout" svg:width="0.95cm" svg:height="0.729cm" svg:x="11.55cm" svg:y="7.21cm">
            <draw:text-box>
              <text:p text:style-name="P2"><text:span text:style-name="T17">A</text:span><text:span text:style-name="T18">2</text:span></text:p>
            </draw:text-box>
          </draw:frame>
          <draw:line draw:style-name="gr27" draw:text-style-name="P18" draw:layer="layout" svg:x1="11.7cm" svg:y1="7.25cm" svg:x2="12.25cm" svg:y2="7.25cm">
            <text:p/>
          </draw:line>
        </draw:g>
        <draw:frame draw:style-name="gr19" draw:text-style-name="P13" draw:layer="layout" svg:width="1.5cm" svg:height="1.207cm" svg:x="0.75cm" svg:y="10.394cm">
          <draw:text-box>
            <text:p text:style-name="P2"><text:span text:style-name="T10">G</text:span></text:p>
          </draw:text-box>
        </draw:frame>
        <draw:frame draw:style-name="gr19" draw:text-style-name="P13" draw:layer="layout" svg:width="1.5cm" svg:height="1.207cm" svg:x="0.95cm" svg:y="15.894cm">
          <draw:text-box>
            <text:p text:style-name="P2"><text:span text:style-name="T10">Δ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9T16:53:56.962092801</meta:creation-date>
    <dc:date>2018-11-28T16:00:24.313185252</dc:date>
    <meta:editing-duration>P1DT2H24M14S</meta:editing-duration>
    <meta:editing-cycles>45</meta:editing-cycles>
    <meta:generator>LibreOffice/6.0.6.2$Linux_X86_64 LibreOffice_project/0c292870b25a325b5ed35f6b45599d2ea4458e77</meta:generator>
    <meta:document-statistic meta:object-count="55"/>
  </office:meta>
</office:document-meta>
</file>